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ay I implemented a random walking algorithm utilizing q learning. <text:s text:c="3"/>I did this to build my intuition for q-learning and to check that my algorithm was successful. <text:s/>There are 5 states. States 1 and 5 are terminal. <text:s/>Every episode begins at state 3. <text:s/>The agent can move either left or right to adjacent states-- action 1 is left; action 2 is right. <text:s/>I run into a Nonetype error when a terminal state is fed into the transitions function (the function responsible for switching states given an action and a starting state). <text:s/>This is because if there is zero possibility of fulfilling any action from that state, the function has nothing to pass back. <text:s/>This error was resolved by fixing a while loop design to terminate the episode when a terminal state is reached.</text:p>
      <text:p text:style-name="Standard"/>
      <text:p text:style-name="Standard">I would have expected (state 4, right) to have the highest value since it has the highest likelihood of generating a reward. <text:s/>I would have expected (state 3, right) to have the next highest value. <text:s/>I would have expected all state action pairs for state1 to have a value of zero.</text:p>
      <text:p text:style-name="Standard"/>
      <text:p text:style-name="Standard">Unfortunately, the Q-learning algorithm does not appear to be successful. <text:s/>The following are the values I received from it.</text:p>
      <text:p text:style-name="Standard"/>
      <text:p text:style-name="Standard">('s_1', 'a_1') 0.199839916484</text:p>
      <text:p text:style-name="Standard">('s_3', 'a_1') 0.210496552055</text:p>
      <text:p text:style-name="Standard">('s_1', 'a_2') 0.215816716478</text:p>
      <text:p text:style-name="Standard">('s_4', 'a_2') 0.205418546982</text:p>
      <text:p text:style-name="Standard">('s_2', 'a_1') 0.205100523049</text:p>
      <text:p text:style-name="Standard">('s_4', 'a_1') 0.216036946452</text:p>
      <text:p text:style-name="Standard">('s_3', 'a_2') 0.210544857681</text:p>
      <text:p text:style-name="Standard">('s_5', 'a_1') 0.215683592471</text:p>
      <text:p text:style-name="Standard">('s_5', 'a_2') 0.250539709445</text:p>
      <text:p text:style-name="Standard">('s_2', 'a_2') 0.21608729375</text:p>
      <text:p text:style-name="Standard"/>
      <text:p text:style-name="Standard">Perhaps this error is due to the way I update Q. <text:s/>Is the reward received upon transitioning to state 5, somehow not being included in the calculation? <text:s/>Why do s1,a2 and s5,a2 have such a high value? <text:s/>The values are reasonably consistent between trials.</text:p>
      <text:p text:style-name="Standard"/>
      <text:p text:style-name="Standard">6-16-14</text:p>
      <text:p text:style-name="Standard"/>
      <text:p text:style-name="Standard">It turned out that I had been updating q(s',a') rather than q(s,a). <text:s/>I fixed this by making the state passed in a different variable than the value passed out (s and s_prime, respectively). <text:s/>Now I get values like this:</text:p>
      <text:p text:style-name="Standard">('s_1', 'a_1') 0</text:p>
      <text:p text:style-name="Standard">('s_3', 'a_1') 0.0</text:p>
      <text:p text:style-name="Standard">('s_1', 'a_2') 0</text:p>
      <text:p text:style-name="Standard">('s_4', 'a_2') 1.0</text:p>
      <text:p text:style-name="Standard">('s_2', 'a_1') 0.0</text:p>
      <text:p text:style-name="Standard">('s_4', 'a_1') 0.0</text:p>
      <text:p text:style-name="Standard">('s_3', 'a_2') 0.0</text:p>
      <text:p text:style-name="Standard">('s_5', 'a_1') 0</text:p>
      <text:p text:style-name="Standard">('s_5', 'a_2') 0</text:p>
      <text:p text:style-name="Standard">('s_2', 'a_2') 0.0</text:p>
      <text:p text:style-name="Standard"/>
      <text:p text:style-name="Standard">I can't gt more reasonable values by increasing the number of episodes or by increasing gamma. <text:s/>I decided to make the code clearer by creating a select_based_on_probabilities function, and call to it <text:soft-page-break/>from transitions and choose_action. <text:s/>It works for transitions but causes issues in choose action (but now I get decimals?). <text:s/>Now I'll try to edit the previous code iteratively to change it. <text:s/>First I tried to adjust it so that if the exploratory option is chosen, an action is selected randomly, rather than only among non-greedy actions. <text:s/>When I do that, I get a Nonetype error due to the nested if statement never beinf fulfilled, and consequently nothing returned.</text:p>
      <text:p text:style-name="Standard"/>
      <text:p text:style-name="Standard">I rewrote some of code and now everything work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8:23:42</meta:creation-date>
    <dc:date>2014-06-16T22:36:17</dc:date>
    <meta:editing-duration>PT17M42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28" meta:word-count="466" meta:character-count="2837" meta:non-whitespace-character-count="2357"/>
  </office:meta>
</office:document-meta>
</file>